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3cm" style:rel-column-width="3481*"/>
    </style:style>
    <style:style style:name="Tabuľka1.B" style:family="table-column">
      <style:table-column-properties style:column-width="3.15cm" style:rel-column-width="12145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5cm" style:rel-column-width="7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0.99cm" style:rel-column-width="3813*"/>
    </style:style>
    <style:style style:name="Table4.B" style:family="table-column">
      <style:table-column-properties style:column-width="3.33cm" style:rel-column-width="12832*"/>
    </style:style>
    <style:style style:name="Table4.C" style:family="table-column">
      <style:table-column-properties style:column-width="7.601cm" style:rel-column-width="29287*"/>
    </style:style>
    <style:style style:name="Table4.D" style:family="table-column">
      <style:table-column-properties style:column-width="2.551cm" style:rel-column-width="9828*"/>
    </style:style>
    <style:style style:name="Table4.E" style:family="table-column">
      <style:table-column-properties style:column-width="2.536cm" style:rel-column-width="977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5</text:p>
      <text:p text:style-name="P3"/>
      <text:p text:style-name="P4">Dátum stretnutia:<text:span text:style-name="T1"><text:tab/>05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ozef Hergott<text:tab/><text:tab/><text:span text:style-name="T2">Vypracované dňa:</text:span> 06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9">zhodnotenie plnenia úloh v minulom týždni</text:p>
        </text:list-item>
        <text:list-item>
          <text:p text:style-name="P20">získanie obsahu databázy AIS</text:p>
        </text:list-item>
        <text:list-item>
          <text:p text:style-name="P20">získanie aktuálnych číselníkov štatistického úradu (kraje, zamestnania, …)</text:p>
        </text:list-item>
        <text:list-item>
          <text:p text:style-name="P20">neformálna dohoda o spolupráci s tímom č. 12</text:p>
        </text:list-item>
        <text:list-item>
          <text:p text:style-name="P26">diskusia o dostupnosti web stránky</text:p>
        </text:list-item>
        <text:list-item>
          <text:p text:style-name="P26">prezentácia dokumentácie doc. Minárovej a diskusia o obsahu tohto dokumentu – štruktúra dokumentu hodnotená kladne</text:p>
        </text:list-item>
        <text:list-item>
          <text:p text:style-name="P26">diskusia o využití wiki, prezentácia použitia</text:p>
        </text:list-item>
        <text:list-item>
          <text:p text:style-name="P26"><text:soft-page-break/>diskusia o layoute dokumentu – dohodli sme sa na štandardnom layoute</text:p>
        </text:list-item>
        <text:list-item>
          <text:p text:style-name="P26">práca na špecifikácii systému</text:p>
        </text:list-item>
        <text:list-item>
          <text:p text:style-name="P20">určenie používateľov systému (ako v minuloročnom systéme): <text:span text:style-name="T3">anonymný</text:span> <text:span text:style-name="T3">používateľ</text:span>, <text:span text:style-name="T3">alumnus</text:span> (absolvent), <text:span text:style-name="T3">správca obsahu</text:span></text:p>
        </text:list-item>
        <text:list-item>
          <text:p text:style-name="P20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26">diskusia o používateľskom rozhraní – kam umiestnime nové funkcie (prístup k štatistickému modulu)</text:p>
        </text:list-item>
        <text:list-item>
          <text:p text:style-name="P20">návrh vytvoriť nové menu – Projekty, ktoré by urýchlilo prístup k záverečným prácam a umožnilo by ich vyhľadávanie</text:p>
        </text:list-item>
        <text:list-item>
          <text:p text:style-name="P26">rozdelenie úloh do budúceho týždňa</text:p>
        </text:list-item>
      </text:list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2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prečítať si CakePHP manuál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.3</text:p>
          </table:table-cell>
          <table:table-cell table:style-name="Tabuľka1.A2" office:value-type="string">
            <text:p text:style-name="P17">LB, JHO</text:p>
          </table:table-cell>
          <table:table-cell table:style-name="Tabuľka1.A2" office:value-type="string">
            <text:p text:style-name="P18">prejsť si ešte raz zdrojový kód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3.3</text:p>
          </table:table-cell>
          <table:table-cell table:style-name="Tabuľka1.A2" office:value-type="string">
            <text:p text:style-name="P17">JHE, PC</text:p>
          </table:table-cell>
          <table:table-cell table:style-name="Tabuľka1.A2" office:value-type="string">
            <text:p text:style-name="P18">vytvorenie dokumentu analýzy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4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4.1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hodnúť sa s paralelným tímom na spoločnom modeli databázy, prípadne iných skutočnostiach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4.2</text:p>
          </table:table-cell>
          <table:table-cell table:style-name="Tabuľka1.A2" office:value-type="string">
            <text:p text:style-name="P17">doc. Ing. Jana Minárová, PhD.</text:p>
          </table:table-cell>
          <table:table-cell table:style-name="Tabuľka1.A2" office:value-type="string">
            <text:p text:style-name="P18">poslať tímu štruktúru databázy z AIS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30. 10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4.3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poslať <text:s/>link na dokumentáciu (foto/video) zo stretnutia prof. Bielikovej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4.4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zaobstarať od p. Huskovej dotazník pre absolventov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2. 11. 07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5">5.1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naštudovať si obsah databázy AIS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12. 11. 07</text:p>
          </table:table-cell>
        </table:table-row>
        <table:table-row>
          <table:table-cell table:style-name="Table4.A2" office:value-type="string">
            <text:p text:style-name="P15">5.2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vypracovanie pridelených častí analýzy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9. 11. 07</text:p>
          </table:table-cell>
        </table:table-row>
        <table:table-row>
          <table:table-cell table:style-name="Table4.A2" office:value-type="string">
            <text:p text:style-name="P15">5.3</text:p>
          </table:table-cell>
          <table:table-cell table:style-name="Table4.A2" office:value-type="string">
            <text:p text:style-name="P15">JHE, PC</text:p>
          </table:table-cell>
          <table:table-cell table:style-name="Table4.A2" office:value-type="string">
            <text:p text:style-name="P14">dokončenie dokumentu analýzy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12. 11. 0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date>2007-11-07T23:00:24</dc:date>
    <meta:editing-cycles>7</meta:editing-cycles>
    <meta:editing-duration>PT3H33M2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4" meta:word-count="396" meta:character-count="2445"/>
  </office:meta>
</office:document-meta>
</file>